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Use the ques2.pcap file and answer the following</text:p>
      <text:p text:style-name="Preformatted_20_Text"/>
      <text:p text:style-name="Preformatted_20_Text">1)What is the source IP address ?.Within the IP packet header, what is the value in the upper layer protocol field? <text:s/></text:p>
      <text:p text:style-name="Preformatted_20_Text">2)How many bytes are in the IP header? How many bytes are in the payload of the IP datagram? <text:s/>Explain how you determined the number of payload bytes. </text:p>
      <text:p text:style-name="Preformatted_20_Text">3)Has this IP datagram been fragmented?Explain how you determined whether or not the datagram has been fragmented. </text:p>
      <text:p text:style-name="Preformatted_20_Text">4)Which of the fields must stay constant and which must change?(list any 3 for each)</text:p>
      <text:p text:style-name="Preformatted_20_Text">5)Describe the pattern you see in the values in the Identification field of the IP datagram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105" meta:character-count="606" meta:non-whitespace-character-count="501"/>
    <meta:generator>LibreOffice/5.4.5.1$Linux_X86_64 LibreOffice_project/40m0$Build-1</meta:generator>
  </office:meta>
</office:document-meta>
</file>